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99.32pt" svg:height="287.23pt" svg:x="587.91pt" svg:y="44.62pt">
            <loext:p draw:notify-on-update-of-ranges="sum_sum.C1:sum_sum.C100 sum_sum.D1:sum_sum.D100 sum_sum.C1:sum_sum.C100 sum_sum.F1:sum_sum.F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36.846240953413" calcext:value-type="float">
            <text:p>36.84624095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40.734212383367" calcext:value-type="float">
            <text:p>40.73421238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40.162046044071" calcext:value-type="float">
            <text:p>40.16204604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2.832783480759" calcext:value-type="float">
            <text:p>42.83278348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9.155382265471" calcext:value-type="float">
            <text:p>39.155382265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39.303279488381" calcext:value-type="float">
            <text:p>39.303279488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7.860759586814" calcext:value-type="float">
            <text:p>37.860759586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2.607520327708" calcext:value-type="float">
            <text:p>42.60752032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40.893347418166" calcext:value-type="float">
            <text:p>40.893347418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9.04218449247" calcext:value-type="float">
            <text:p>39.04218449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38.141446636415" calcext:value-type="float">
            <text:p>38.141446636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41.905295158084" calcext:value-type="float">
            <text:p>41.905295158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37.193215517618" calcext:value-type="float">
            <text:p>37.19321551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0.009889589048" calcext:value-type="float">
            <text:p>40.0098895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44.630898418671" calcext:value-type="float">
            <text:p>44.630898418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1.227591567494" calcext:value-type="float">
            <text:p>41.227591567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9.27827398035" calcext:value-type="float">
            <text:p>39.278273980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7.291171078374" calcext:value-type="float">
            <text:p>37.291171078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9.65279739857" calcext:value-type="float">
            <text:p>39.652797398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4" calcext:value-type="float">
            <text:p>12884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5.052479842589" calcext:value-type="float">
            <text:p>35.05247984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48" calcext:value-type="float">
            <text:p>1334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41.602092644655" calcext:value-type="float">
            <text:p>41.602092644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2" calcext:value-type="float">
            <text:p>1381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4.322565785553" calcext:value-type="float">
            <text:p>44.32256578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6" calcext:value-type="float">
            <text:p>1427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42.370267037691" calcext:value-type="float">
            <text:p>42.370267037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0" calcext:value-type="float">
            <text:p>1474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38.50008556271" calcext:value-type="float">
            <text:p>38.500085562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4" calcext:value-type="float">
            <text:p>1520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42.23760924307" calcext:value-type="float">
            <text:p>42.23760924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68" calcext:value-type="float">
            <text:p>1566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36.387831726559" calcext:value-type="float">
            <text:p>36.387831726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2" calcext:value-type="float">
            <text:p>1613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43.151049626516" calcext:value-type="float">
            <text:p>43.151049626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6" calcext:value-type="float">
            <text:p>1659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38.497292753831" calcext:value-type="float">
            <text:p>38.497292753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0" calcext:value-type="float">
            <text:p>1706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38.279662920315" calcext:value-type="float">
            <text:p>38.27966292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2" calcext:value-type="float">
            <text:p>1854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40.218931879529" calcext:value-type="float">
            <text:p>40.218931879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08" calcext:value-type="float">
            <text:p>1900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6.163648431738" calcext:value-type="float">
            <text:p>36.16364843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2" calcext:value-type="float">
            <text:p>1947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7.866300796422" calcext:value-type="float">
            <text:p>37.866300796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6" calcext:value-type="float">
            <text:p>1993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7.355457665251" calcext:value-type="float">
            <text:p>37.355457665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0" calcext:value-type="float">
            <text:p>2040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41.411068025722" calcext:value-type="float">
            <text:p>41.411068025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4" calcext:value-type="float">
            <text:p>2086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43.960215515633" calcext:value-type="float">
            <text:p>43.96021551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28" calcext:value-type="float">
            <text:p>2132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8.307558262585" calcext:value-type="float">
            <text:p>38.30755826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2" calcext:value-type="float">
            <text:p>2179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41.551711841613" calcext:value-type="float">
            <text:p>41.551711841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6" calcext:value-type="float">
            <text:p>2225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8.430700404153" calcext:value-type="float">
            <text:p>38.43070040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0" calcext:value-type="float">
            <text:p>2272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41.690207640913" calcext:value-type="float">
            <text:p>41.69020764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4" calcext:value-type="float">
            <text:p>2318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8.295025061226" calcext:value-type="float">
            <text:p>38.29502506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37" calcext:value-type="float">
            <text:p>2563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43.682172917574" calcext:value-type="float">
            <text:p>43.68217291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2" calcext:value-type="float">
            <text:p>2686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40.256612712812" calcext:value-type="float">
            <text:p>40.25661271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6" calcext:value-type="float">
            <text:p>2732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42.576325055809" calcext:value-type="float">
            <text:p>42.576325055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0" calcext:value-type="float">
            <text:p>2779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38.473141312645" calcext:value-type="float">
            <text:p>38.473141312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4" calcext:value-type="float">
            <text:p>2825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40.445117741743" calcext:value-type="float">
            <text:p>40.44511774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18" calcext:value-type="float">
            <text:p>2871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41.203867913736" calcext:value-type="float">
            <text:p>41.203867913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2" calcext:value-type="float">
            <text:p>2918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9.805542192461" calcext:value-type="float">
            <text:p>39.805542192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6" calcext:value-type="float">
            <text:p>2964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46.162137825599" calcext:value-type="float">
            <text:p>46.16213782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0" calcext:value-type="float">
            <text:p>3011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2.665018640148" calcext:value-type="float">
            <text:p>42.66501864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4" calcext:value-type="float">
            <text:p>3057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1.180572220731" calcext:value-type="float">
            <text:p>41.180572220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38" calcext:value-type="float">
            <text:p>3103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42.319781163434" calcext:value-type="float">
            <text:p>42.31978116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2" calcext:value-type="float">
            <text:p>3150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42.60280214325" calcext:value-type="float">
            <text:p>42.602802143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6" calcext:value-type="float">
            <text:p>3196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37.770331485763" calcext:value-type="float">
            <text:p>37.770331485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0" calcext:value-type="float">
            <text:p>3243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7.457370990239" calcext:value-type="float">
            <text:p>37.457370990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4" calcext:value-type="float">
            <text:p>3289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5.854603477564" calcext:value-type="float">
            <text:p>35.854603477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58" calcext:value-type="float">
            <text:p>3335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6.062649724205" calcext:value-type="float">
            <text:p>36.062649724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2" calcext:value-type="float">
            <text:p>3382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42.668647805253" calcext:value-type="float">
            <text:p>42.668647805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6" calcext:value-type="float">
            <text:p>3428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8.004569757452" calcext:value-type="float">
            <text:p>38.004569757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0" calcext:value-type="float">
            <text:p>3475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9.546790810138" calcext:value-type="float">
            <text:p>39.54679081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6" calcext:value-type="float">
            <text:p>3626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9.662506382932" calcext:value-type="float">
            <text:p>39.662506382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0" calcext:value-type="float">
            <text:p>3676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9.584235622834" calcext:value-type="float">
            <text:p>39.58423562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4" calcext:value-type="float">
            <text:p>3722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9.156212639671" calcext:value-type="float">
            <text:p>39.156212639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88" calcext:value-type="float">
            <text:p>3768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41.745794562988" calcext:value-type="float">
            <text:p>41.7457945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2" calcext:value-type="float">
            <text:p>3815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41.358905749115" calcext:value-type="float">
            <text:p>41.358905749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6" calcext:value-type="float">
            <text:p>3861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6.560926236345" calcext:value-type="float">
            <text:p>36.560926236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0" calcext:value-type="float">
            <text:p>3908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41.955201953921" calcext:value-type="float">
            <text:p>41.955201953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4" calcext:value-type="float">
            <text:p>3954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39.78785359831" calcext:value-type="float">
            <text:p>39.787853598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08" calcext:value-type="float">
            <text:p>4000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5.287055563376" calcext:value-type="float">
            <text:p>35.28705556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2" calcext:value-type="float">
            <text:p>4047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30.24787270406" calcext:value-type="float">
            <text:p>30.24787270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6" calcext:value-type="float">
            <text:p>4093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40.552176281618" calcext:value-type="float">
            <text:p>40.552176281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0" calcext:value-type="float">
            <text:p>4140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39.006323268058" calcext:value-type="float">
            <text:p>39.006323268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4" calcext:value-type="float">
            <text:p>4186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7.412136114476" calcext:value-type="float">
            <text:p>37.4121361145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28" calcext:value-type="float">
            <text:p>4232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7.505510053163" calcext:value-type="float">
            <text:p>37.505510053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2" calcext:value-type="float">
            <text:p>4279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1.144037670573" calcext:value-type="float">
            <text:p>41.144037670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6" calcext:value-type="float">
            <text:p>4325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8.306498285916" calcext:value-type="float">
            <text:p>38.306498285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0" calcext:value-type="float">
            <text:p>4372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6.936497581212" calcext:value-type="float">
            <text:p>36.93649758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4" calcext:value-type="float">
            <text:p>4418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41.019391724858" calcext:value-type="float">
            <text:p>41.019391724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48" calcext:value-type="float">
            <text:p>4464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9.166983756043" calcext:value-type="float">
            <text:p>39.166983756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2" calcext:value-type="float">
            <text:p>4511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41.493874262437" calcext:value-type="float">
            <text:p>41.493874262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6" calcext:value-type="float">
            <text:p>4557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6.905112190808" calcext:value-type="float">
            <text:p>36.905112190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0" calcext:value-type="float">
            <text:p>4604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39.030769723229" calcext:value-type="float">
            <text:p>39.030769723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5" calcext:value-type="float">
            <text:p>4829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5.377113182977" calcext:value-type="float">
            <text:p>35.37711318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0" calcext:value-type="float">
            <text:p>4952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1.946826321653" calcext:value-type="float">
            <text:p>41.946826321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4" calcext:value-type="float">
            <text:p>4998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6.009646040907" calcext:value-type="float">
            <text:p>36.00964604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48" calcext:value-type="float">
            <text:p>5044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9.219443002102" calcext:value-type="float">
            <text:p>39.21944300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2" calcext:value-type="float">
            <text:p>5091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7.679219190881" calcext:value-type="float">
            <text:p>37.679219190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6" calcext:value-type="float">
            <text:p>5137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37.907825892785" calcext:value-type="float">
            <text:p>37.9078258928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0" calcext:value-type="float">
            <text:p>5184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8.406635935733" calcext:value-type="float">
            <text:p>38.4066359357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4" calcext:value-type="float">
            <text:p>5230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38.003213540094" calcext:value-type="float">
            <text:p>38.003213540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6" calcext:value-type="float">
            <text:p>5382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9.949357146204" calcext:value-type="float">
            <text:p>39.949357146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2" calcext:value-type="float">
            <text:p>5429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9.894370551239" calcext:value-type="float">
            <text:p>39.894370551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6" calcext:value-type="float">
            <text:p>5475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8.081584680314" calcext:value-type="float">
            <text:p>38.0815846803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0" calcext:value-type="float">
            <text:p>5522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39.741689903088" calcext:value-type="float">
            <text:p>39.74168990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4" calcext:value-type="float">
            <text:p>5568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42.889784703083" calcext:value-type="float">
            <text:p>42.889784703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48" calcext:value-type="float">
            <text:p>5614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40.314705472109" calcext:value-type="float">
            <text:p>40.314705472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2" calcext:value-type="float">
            <text:p>5661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7.142217111864" calcext:value-type="float">
            <text:p>37.142217111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6" calcext:value-type="float">
            <text:p>5707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37.691916964078" calcext:value-type="float">
            <text:p>37.691916964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0" calcext:value-type="float">
            <text:p>5754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42.803324277216" calcext:value-type="float">
            <text:p>42.803324277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4" calcext:value-type="float">
            <text:p>5800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2.806137527448" calcext:value-type="float">
            <text:p>42.806137527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68" calcext:value-type="float">
            <text:p>5846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38.660000626216" calcext:value-type="float">
            <text:p>38.6600006262</text:p>
          </table:table-cell>
          <table:table-cell/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0:30:09.600554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0:30:43.261059552</dc:date>
    <meta:editing-duration>PT27M25S</meta:editing-duration>
    <meta:editing-cycles>3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16cm" svg:height="10.134cm" xlink:href=".." xlink:type="simple" chart:class="chart:scatter" chart:style-name="ch1">
        <chart:legend chart:legend-position="end" svg:x="14.73cm" svg:y="4.492cm" style:legend-expansion="high" chart:style-name="ch2"/>
        <chart:plot-area chart:style-name="ch3" table:cell-range-address="sum_sum.C1:sum_sum.D100 sum_sum.F1:sum_sum.F100" chart:data-source-has-labels="row" svg:x="0.352cm" svg:y="0.202cm" svg:width="14.026cm" svg:height="9.73cm">
          <chartooo:coordinate-region svg:x="1.026cm" svg:y="0.415cm" svg:width="12.821cm" svg:height="8.8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m_sum.D1:sum_sum.D100" loext:label-string="sumsum" chart:class="chart:scatter">
            <chart:domain table:cell-range-address="sum_sum.C1:sum_sum.C100"/>
            <chart:data-point chart:repeated="100"/>
          </chart:series>
          <chart:series chart:style-name="ch7" chart:values-cell-range-address="sum_sum.F1:sum_sum.F100" loext:label-string="threshold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36.846240953413">
                <text:p>36.846240953413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F1:sum_sum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40.734212383367">
                <text:p>40.734212383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0.162046044071">
                <text:p>40.1620460440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2.832783480759">
                <text:p>42.8327834807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9.155382265471">
                <text:p>39.1553822654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39.303279488381">
                <text:p>39.303279488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7.860759586814">
                <text:p>37.860759586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2.607520327708">
                <text:p>42.6075203277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40.893347418166">
                <text:p>40.8933474181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9.04218449247">
                <text:p>39.042184492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8.141446636415">
                <text:p>38.141446636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41.905295158084">
                <text:p>41.9052951580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37.193215517618">
                <text:p>37.193215517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0.009889589048">
                <text:p>40.009889589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44.630898418671">
                <text:p>44.630898418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1.227591567494">
                <text:p>41.2275915674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9.27827398035">
                <text:p>39.27827398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7.291171078374">
                <text:p>37.291171078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9.65279739857">
                <text:p>39.65279739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35.052479842589">
                <text:p>35.052479842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41.602092644655">
                <text:p>41.602092644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4.322565785553">
                <text:p>44.322565785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2.370267037691">
                <text:p>42.3702670376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38.50008556271">
                <text:p>38.500085562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2.23760924307">
                <text:p>42.237609243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36.387831726559">
                <text:p>36.3878317265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43.151049626516">
                <text:p>43.151049626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38.497292753831">
                <text:p>38.497292753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38.279662920315">
                <text:p>38.2796629203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40.218931879529">
                <text:p>40.218931879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6.163648431738">
                <text:p>36.1636484317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7.866300796422">
                <text:p>37.8663007964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7.355457665251">
                <text:p>37.3554576652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1.411068025722">
                <text:p>41.4110680257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43.960215515633">
                <text:p>43.9602155156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8.307558262585">
                <text:p>38.3075582625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41.551711841613">
                <text:p>41.5517118416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8.430700404153">
                <text:p>38.430700404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41.690207640913">
                <text:p>41.6902076409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8.295025061226">
                <text:p>38.295025061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3.682172917574">
                <text:p>43.6821729175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0.256612712812">
                <text:p>40.2566127128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42.576325055809">
                <text:p>42.5763250558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38.473141312645">
                <text:p>38.4731413126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0.445117741743">
                <text:p>40.445117741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1.203867913736">
                <text:p>41.2038679137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9.805542192461">
                <text:p>39.805542192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46.162137825599">
                <text:p>46.162137825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2.665018640148">
                <text:p>42.6650186401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1.180572220731">
                <text:p>41.180572220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42.319781163434">
                <text:p>42.3197811634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42.60280214325">
                <text:p>42.60280214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37.770331485763">
                <text:p>37.770331485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37.457370990239">
                <text:p>37.457370990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35.854603477564">
                <text:p>35.854603477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6.062649724205">
                <text:p>36.062649724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2.668647805253">
                <text:p>42.668647805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8.004569757452">
                <text:p>38.004569757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9.546790810138">
                <text:p>39.5467908101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9.662506382932">
                <text:p>39.6625063829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9.584235622834">
                <text:p>39.584235622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9.156212639671">
                <text:p>39.156212639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41.745794562988">
                <text:p>41.7457945629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1.358905749115">
                <text:p>41.358905749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6.560926236345">
                <text:p>36.560926236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41.955201953921">
                <text:p>41.9552019539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39.78785359831">
                <text:p>39.787853598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5.287055563376">
                <text:p>35.287055563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30.24787270406">
                <text:p>30.24787270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40.552176281618">
                <text:p>40.5521762816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39.006323268058">
                <text:p>39.006323268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7.412136114476">
                <text:p>37.4121361144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7.505510053163">
                <text:p>37.5055100531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1.144037670573">
                <text:p>41.1440376705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8.306498285916">
                <text:p>38.3064982859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6.936497581212">
                <text:p>36.9364975812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41.019391724858">
                <text:p>41.0193917248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39.166983756043">
                <text:p>39.1669837560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1.493874262437">
                <text:p>41.4938742624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6.905112190808">
                <text:p>36.9051121908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39.030769723229">
                <text:p>39.0307697232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35.377113182977">
                <text:p>35.3771131829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1.946826321653">
                <text:p>41.946826321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6.009646040907">
                <text:p>36.0096460409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9.219443002102">
                <text:p>39.219443002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7.679219190881">
                <text:p>37.679219190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37.907825892785">
                <text:p>37.907825892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8.406635935733">
                <text:p>38.406635935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38.003213540094">
                <text:p>38.003213540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9.949357146204">
                <text:p>39.949357146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9.894370551239">
                <text:p>39.894370551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8.081584680314">
                <text:p>38.0815846803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9.741689903088">
                <text:p>39.7416899030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2.889784703083">
                <text:p>42.889784703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40.314705472109">
                <text:p>40.314705472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7.142217111864">
                <text:p>37.142217111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37.691916964078">
                <text:p>37.691916964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2.803324277216">
                <text:p>42.8033242772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2.806137527448">
                <text:p>42.8061375274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8.660000626216">
                <text:p>38.66000062621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